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style>
    <style:style style:name="P2" style:family="paragraph" style:parent-style-name="Standard">
      <style:paragraph-properties fo:margin-top="0in" fo:margin-bottom="0in" loext:contextual-spacing="false" fo:line-height="100%" fo:text-align="center" style:justify-single-word="false"/>
      <style:text-properties fo:font-size="11pt" fo:font-weight="bold" style:font-size-asian="11pt" style:font-weight-asian="bold" style:font-size-complex="11pt"/>
    </style:style>
    <style:style style:name="P3" style:family="paragraph" style:parent-style-name="Standard">
      <style:paragraph-properties fo:margin-top="0in" fo:margin-bottom="0in" loext:contextual-spacing="false" fo:line-height="100%"/>
      <style:text-properties fo:font-size="11pt" style:font-size-asian="11pt" style:font-size-complex="11pt"/>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left="0.5in" fo:margin-right="0in" fo:margin-top="0in" fo:margin-bottom="0in" loext:contextual-spacing="false" fo:line-height="100%" fo:text-indent="-0.25in" style:auto-text-indent="false"/>
      <style:text-properties fo:font-size="11pt" fo:font-weight="bold" style:font-size-asian="11pt" style:font-weight-asian="bold" style:font-size-complex="11pt"/>
    </style:style>
    <style:style style:name="P6" style:family="paragraph" style:parent-style-name="Standard">
      <style:paragraph-properties fo:margin-left="0.75in" fo:margin-right="0in" fo:margin-top="0in" fo:margin-bottom="0in" loext:contextual-spacing="false" fo:line-height="100%" fo:text-indent="-0.25in" style:auto-text-indent="false"/>
      <style:text-properties fo:font-size="11pt" fo:font-weight="bold" style:font-size-asian="11pt" style:font-weight-asian="bold" style:font-size-complex="11pt"/>
    </style:style>
    <style:style style:name="P7" style:family="paragraph" style:parent-style-name="Standard">
      <style:paragraph-properties fo:margin-left="0.75in" fo:margin-right="0in" fo:margin-top="0in" fo:margin-bottom="0in" loext:contextual-spacing="false" fo:line-height="100%" fo:text-indent="-0.25in" style:auto-text-indent="false"/>
      <style:text-properties fo:color="#454545" fo:font-size="11pt" style:font-size-asian="11pt" style:font-size-complex="11pt"/>
    </style:style>
    <style:style style:name="P8" style:family="paragraph" style:parent-style-name="Standard">
      <style:paragraph-properties fo:margin-left="0.75in" fo:margin-right="0in" fo:margin-top="0in" fo:margin-bottom="0in" loext:contextual-spacing="false" fo:line-height="100%" fo:text-indent="0in" style:auto-text-indent="false"/>
    </style:style>
    <style:style style:name="P9" style:family="paragraph" style:parent-style-name="Standard">
      <style:paragraph-properties fo:margin-left="0.5in" fo:margin-right="0in" fo:margin-top="0in" fo:margin-bottom="0in" loext:contextual-spacing="false" fo:line-height="100%" fo:text-indent="0in" style:auto-text-indent="false"/>
      <style:text-properties fo:font-size="11pt" style:font-size-asian="11pt" style:font-size-complex="11pt"/>
    </style:style>
    <style:style style:name="P10" style:family="paragraph" style:parent-style-name="Standard">
      <style:paragraph-properties fo:margin-left="0.5in" fo:margin-right="0in" fo:margin-top="0in" fo:margin-bottom="0in" loext:contextual-spacing="false" fo:line-height="100%" fo:text-indent="0in" style:auto-text-indent="false"/>
      <style:text-properties fo:font-size="11pt" fo:font-weight="bold" style:font-size-asian="11pt" style:font-weight-asian="bold" style:font-size-complex="11pt"/>
    </style:style>
    <style:style style:name="P11" style:family="paragraph" style:parent-style-name="Standard">
      <style:paragraph-properties fo:margin-left="0.5in" fo:margin-right="0in" fo:margin-top="0in" fo:margin-bottom="0in" loext:contextual-spacing="false" fo:line-height="100%" fo:text-indent="0in" style:auto-text-indent="false"/>
    </style:style>
    <style:style style:name="P12" style:family="paragraph" style:parent-style-name="Standard">
      <style:paragraph-properties fo:margin-left="0.5in" fo:margin-right="0in" fo:margin-top="0in" fo:margin-bottom="0in" loext:contextual-spacing="false" fo:line-height="100%" fo:text-indent="0in" style:auto-text-indent="false"/>
      <style:text-properties fo:color="#454545" fo:font-size="11pt" style:font-size-asian="11pt" style:font-size-complex="11pt"/>
    </style:style>
    <style:style style:name="P13" style:family="paragraph" style:parent-style-name="Standard">
      <style:paragraph-properties fo:margin-left="1.25in" fo:margin-right="0in" fo:margin-top="0in" fo:margin-bottom="0in" loext:contextual-spacing="false" fo:line-height="100%" fo:text-indent="0in" style:auto-text-indent="false"/>
      <style:text-properties fo:font-size="11pt" fo:font-weight="bold" style:font-size-asian="11pt" style:font-weight-asian="bold" style:font-size-complex="11pt"/>
    </style:style>
    <style:style style:name="P14" style:family="paragraph" style:parent-style-name="Standard">
      <style:paragraph-properties fo:margin-left="1.5in" fo:margin-right="0in" fo:margin-top="0in" fo:margin-bottom="0in" loext:contextual-spacing="false" fo:line-height="100%" fo:text-indent="0in" style:auto-text-indent="false"/>
      <style:text-properties fo:font-size="11pt" style:font-size-asian="11pt" style:font-size-complex="11pt"/>
    </style:style>
    <style:style style:name="P15" style:family="paragraph" style:parent-style-name="Standard">
      <style:paragraph-properties fo:margin-left="1in" fo:margin-right="0in" fo:margin-top="0in" fo:margin-bottom="0in" loext:contextual-spacing="false" fo:line-height="100%" fo:text-indent="0in" style:auto-text-indent="false"/>
    </style:style>
    <style:style style:name="P16" style:family="paragraph" style:parent-style-name="Standard">
      <style:paragraph-properties fo:margin-left="1in" fo:margin-right="0in" fo:margin-top="0in" fo:margin-bottom="0in" loext:contextual-spacing="false" fo:line-height="100%" fo:text-indent="0in" style:auto-text-indent="false"/>
      <style:text-properties fo:font-size="11pt" fo:font-weight="bold" style:font-size-asian="11pt" style:font-weight-asian="bold" style:font-size-complex="11pt"/>
    </style:style>
    <style:style style:name="P17" style:family="paragraph" style:parent-style-name="Standard">
      <style:paragraph-properties fo:margin-left="1in" fo:margin-right="0in" fo:margin-top="0in" fo:margin-bottom="0in" loext:contextual-spacing="false" fo:line-height="100%" fo:text-indent="0in" style:auto-text-indent="false"/>
      <style:text-properties fo:font-size="11pt" style:font-size-asian="11pt" style:font-size-complex="11pt"/>
    </style:style>
    <style:style style:name="P18" style:family="paragraph" style:parent-style-name="Standard">
      <style:paragraph-properties fo:margin-left="2in" fo:margin-right="0in" fo:margin-top="0in" fo:margin-bottom="0in" loext:contextual-spacing="false" fo:line-height="100%" fo:text-indent="0in" style:auto-text-indent="false"/>
    </style:style>
    <style:style style:name="P19" style:family="paragraph" style:parent-style-name="Standard" style:master-page-name="Standard">
      <style:paragraph-properties fo:margin-top="0in" fo:margin-bottom="0in" loext:contextual-spacing="false" fo:line-height="100%" fo:text-align="center" style:justify-single-word="false" style:page-number="1"/>
      <style:text-properties fo:font-size="11pt" fo:font-weight="bold" style:font-size-asian="11pt" style:font-weight-asian="bold" style:font-size-complex="11pt"/>
    </style:style>
    <style:style style:name="P20"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style>
    <style:style style:name="P21" style:family="paragraph" style:parent-style-name="Standard">
      <style:paragraph-properties fo:margin-top="0in" fo:margin-bottom="0in" loext:contextual-spacing="false" fo:line-height="100%" fo:text-align="center" style:justify-single-word="false"/>
      <style:text-properties fo:font-size="11pt" fo:font-weight="bold" style:font-size-asian="11pt" style:font-weight-asian="bold" style:font-size-complex="11pt"/>
    </style:style>
    <style:style style:name="P22" style:family="paragraph" style:parent-style-name="Standard">
      <style:paragraph-properties fo:margin-top="0in" fo:margin-bottom="0in" loext:contextual-spacing="false" fo:line-height="100%"/>
      <style:text-properties fo:font-size="11pt" style:font-size-asian="11pt" style:font-size-complex="11pt"/>
    </style:style>
    <style:style style:name="P23" style:family="paragraph" style:parent-style-name="Standard" style:list-style-name="WWNum1">
      <style:paragraph-properties fo:margin-left="0.5in" fo:margin-right="0in" fo:margin-top="0in" fo:margin-bottom="0in" loext:contextual-spacing="false" fo:line-height="100%" fo:text-indent="-0.25in" style:auto-text-indent="false" fo:break-before="page"/>
    </style:style>
    <style:style style:name="P24" style:family="paragraph" style:parent-style-name="Standard" style:list-style-name="WWNum1">
      <style:paragraph-properties fo:margin-left="0.5in" fo:margin-right="0in" fo:margin-top="0in" fo:margin-bottom="0in" loext:contextual-spacing="false" fo:line-height="100%" fo:text-indent="-0.25in" style:auto-text-indent="false" fo:break-before="page"/>
      <style:text-properties fo:font-size="11pt" fo:font-weight="bold" style:font-size-asian="11pt" style:font-weight-asian="bold" style:font-size-complex="11pt"/>
    </style:style>
    <style:style style:name="P25"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1">
      <style:paragraph-properties fo:margin-left="0.75in" fo:margin-right="0in" fo:margin-top="0in" fo:margin-bottom="0in" loext:contextual-spacing="false" fo:line-height="100%" fo:text-indent="-0.25in" style:auto-text-indent="false"/>
    </style:style>
    <style:style style:name="P27" style:family="paragraph" style:parent-style-name="Standard" style:list-style-name="WWNum1">
      <style:paragraph-properties fo:margin-left="0.75in" fo:margin-right="0in" fo:margin-top="0in" fo:margin-bottom="0in" loext:contextual-spacing="false" fo:line-height="100%" fo:text-indent="-0.25in" style:auto-text-indent="false"/>
      <style:text-properties fo:font-size="11pt" fo:font-weight="normal" style:font-size-asian="11pt" style:font-weight-asian="normal" style:font-size-complex="11pt"/>
    </style:style>
    <style:style style:name="P28" style:family="paragraph" style:parent-style-name="Standard" style:list-style-name="WWNum1">
      <style:paragraph-properties fo:margin-left="0.75in" fo:margin-right="0in" fo:margin-top="0in" fo:margin-bottom="0in" loext:contextual-spacing="false" fo:line-height="100%" fo:text-indent="-0.25in" style:auto-text-indent="false" fo:break-before="page"/>
    </style:style>
    <style:style style:name="P29"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30" style:family="paragraph" style:parent-style-name="Standard" style:list-style-name="WWNum1">
      <style:paragraph-properties fo:margin-left="1in" fo:margin-right="0in" fo:margin-top="0in" fo:margin-bottom="0in" loext:contextual-spacing="false" fo:line-height="100%" fo:text-indent="-0.25in" style:auto-text-indent="false"/>
      <style:text-properties fo:font-size="11pt" fo:font-weight="bold" style:font-size-asian="11pt" style:font-weight-asian="bold" style:font-size-complex="11pt"/>
    </style:style>
    <style:style style:name="P31" style:family="paragraph" style:parent-style-name="Standard" style:list-style-name="WWNum1">
      <style:paragraph-properties fo:margin-left="1.25in" fo:margin-right="0in" fo:margin-top="0in" fo:margin-bottom="0in" loext:contextual-spacing="false" fo:line-height="100%" fo:text-indent="-0.25in" style:auto-text-indent="false"/>
    </style:style>
    <style:style style:name="P32" style:family="paragraph" style:parent-style-name="Standard">
      <style:paragraph-properties fo:margin-left="1in" fo:margin-right="0in" fo:margin-top="0in" fo:margin-bottom="0in" loext:contextual-spacing="false" fo:line-height="100%" fo:text-indent="0in" style:auto-text-indent="false"/>
      <style:text-properties fo:font-size="11pt" fo:font-weight="bold" style:font-size-asian="11pt" style:font-weight-asian="bold" style:font-size-complex="11pt"/>
    </style:style>
    <style:style style:name="T1" style:family="text">
      <style:text-properties fo:font-size="11pt" fo:font-weight="bold" style:font-size-asian="11pt" style:font-weight-asian="bold" style:font-size-complex="11pt"/>
    </style:style>
    <style:style style:name="T2" style:family="text">
      <style:text-properties fo:font-size="11pt" style:font-size-asian="11pt" style:font-size-complex="11pt"/>
    </style:style>
    <style:style style:name="T3" style:family="text">
      <style:text-properties fo:font-size="11pt" fo:font-weight="normal" style:font-size-asian="11pt" style:font-weight-asian="normal" style:font-size-complex="11pt"/>
    </style:style>
    <style:style style:name="T4" style:family="text">
      <style:text-properties fo:font-size="11pt" style:text-underline-style="solid" style:text-underline-width="auto" style:text-underline-color="font-color" style:font-size-asian="11pt" style:font-size-complex="11pt"/>
    </style:style>
    <style:style style:name="T5" style:family="text">
      <style:text-properties fo:font-size="11pt" fo:font-style="italic" style:font-size-asian="11pt" style:font-style-asian="italic" style:font-size-complex="11pt"/>
    </style:style>
    <style:style style:name="T6" style:family="text">
      <style:text-properties style:text-position="super 58%" fo:font-size="11pt" style:font-size-asian="11pt" style:font-size-complex="11pt"/>
    </style:style>
    <style:style style:name="T7" style:family="text">
      <style:text-properties style:text-underline-style="solid" style:text-underline-width="auto" style:text-underline-color="font-color"/>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RelateID // Universal Personal Data Blockchain</text:p>
      <text:p text:style-name="P2"/>
      <text:p text:style-name="P2">Jeremy Harkness</text:p>
      <text:p text:style-name="P2">31 December 2017</text:p>
      <text:p text:style-name="P3"/>
      <text:p text:style-name="P1">Overview</text:p>
      <text:p text:style-name="P3"/>
      <text:p text:style-name="P3">RelateID is an agnostic global identity-centric blockchain aimed at self-sovereign ownership of one's identity, including all data, documentation, and entities associated with an individual. It returns ownership of an individual's personal information to the individual by facilitating the access, control, and use of the information through a multi-layered permission system.</text:p>
      <text:p text:style-name="P3"/>
      <text:p text:style-name="P3">RelateID’s blockchain technology and permissioning system underpin the security, distribution, and storage of personal data to create a decentralized, highly scalable data store for individuals. This technology also enables independent organizations and companies to integrate their bespoke distributed applications with RelateID and interact with self-sovereign individuals in a mutually beneficial way to gain access to personal information on the individual's terms. RelateID allows individuals to choose the data that is allowed to be viewed by any distributed application with an interest in using the personal data.</text:p>
      <text:p text:style-name="P3"/>
      <text:p text:style-name="P3"/>
      <text:p text:style-name="P3"/>
      <text:list xml:id="list1431933914660605212" text:style-name="WWNum1">
        <text:list-item>
          <text:p text:style-name="P24">Introduction<text:line-break/></text:p>
          <text:list>
            <text:list-item>
              <text:p text:style-name="P26"><text:span text:style-name="T1">Overview<text:line-break/></text:span><text:span text:style-name="T2">Using a codependent distributed application individual users will manage their own interactions with the outside world much like social networks do by employing an Identity verification algorithm that utilizes their social connections in the RelateID network to validate their identity. This will create an identity profile score that will indicate the confidence in their realness as an individual. The realness of their other connections in their social network, will serve as a decentralized identity validation system. RelateID will also use trusted third party ID verification to improve the realness scores of individuals within the system.<text:line-break/></text:span></text:p>
            </text:list-item>
            <text:list-item>
              <text:p text:style-name="P26"><text:span text:style-name="T1">Why<text:line-break/></text:span><text:span text:style-name="T3">Privacy </text:span><text:span text:style-name="T2">is </text:span><text:span text:style-name="T3">one of the main concerns in </text:span><text:span text:style-name="T2">today's</text:span><text:span text:style-name="T3"> digital economy</text:span><text:span text:style-name="T2">. I</text:span><text:span text:style-name="T3">t has become clear through the many data breaches over the last decade, that personal information is vulnerable to theft from third part</text:span><text:span text:style-name="T2">y</text:span><text:span text:style-name="T3"> databases. Individuals have no control over the security of their information and little recourse once a breach has occurred. RelateID</text:span><text:span text:style-name="T2"> will allow individuals to manage their personal data and the documentation associated with their identity, including their social networks, educational credentials, work history, property ownership, equipment and vehicle ownership, creative works, health history, financial history, legal documents, shopping history, digital asset ownership, and much more. It will reverse the concentration of power that has developed around Internet services today by building a truly decentralized system that is open and allows other decentralized applications to develop around it. RelateID removes the honey pots from the table, allowing greater security through the use of individualized data ownership. Self-sovereign identity offers individuals the ability to decide what the world can and cannot know about them.<text:line-break/></text:span></text:p>
            </text:list-item>
            <text:list-item>
              <text:p text:style-name="P26"><office:annotation office:name="__Annotation__29_1431331284"><dc:creator>martin passante</dc:creator><dc:date>2017-12-16T12:39:12</dc:date><text:p><text:span text:style-name="T8">Flowchart, make this clearer</text:span></text:p></office:annotation><text:span text:style-name="T1">How</text:span><office:annotation-end office:name="__Annotation__29_1431331284"/><text:span text:style-name="T1"><text:line-break/></text:span><text:span text:style-name="T2">RelateID will facilitate the self-sovereign ownership of personal data</text:span><text:span text:style-name="T1"> </text:span><text:span text:style-name="T2">using a built in distributed database, featuring enterprise-hardened, scalable, decentralized NoSQL database technology, with built in NoSQL query capability and a robust permission system to manage data access. To answer the questions, “are you a human,” “is this your sole identity,” “can you be trusted,” RelateID will employ a novel proof of trust / proof of realness / proof of stake consensus algorithm. The algorithm will incorporate not only the relative trust in a person's realness, but also the stake they hold in the well-being of the network in terms of the base asset ReID of the RelateID network </text:span><text:span text:style-name="T1">&lt;huh? I would recommend drawing this.&gt;</text:span><text:span text:style-name="T2">. Permission to validate blocks will be determined by an individual’s trustworthiness, and a violation of trust on the network will result in not being able to participate in the validation of future blocks.</text:span></text:p>
            </text:list-item>
          </text:list>
        </text:list-item>
      </text:list>
      <text:p text:style-name="P8"><text:span text:style-name="T2"><text:line-break/></text:span><text:span text:style-name="T3">Creation of the base asset </text:span><text:span text:style-name="T2">ReID</text:span><text:span text:style-name="T1"> </text:span><text:span text:style-name="T3">will follow a protocol that will create new </text:span><text:span text:style-name="T2">ReID</text:span><text:span text:style-name="T3">’s for each newly tagged or verified </text:span><text:span text:style-name="T2">identity </text:span><text:span text:style-name="T3">that reaches a defined realness threshold, as well as for each block created. Rewards will be given to identity validators if (1) they validate by tagging a new person</text:span><text:span text:style-name="T2">’</text:span><text:span text:style-name="T3">s identity and the validators identity realness score is over a predefined score, and (2) the new identity they are tagging reaches a minimum realness score. Validation</text:span><text:span text:style-name="T2"> tagging and asset creation processes </text:span><text:span text:style-name="T3">will encourage individuals to improve their </text:span><text:span text:style-name="T2">ID</text:span><text:span text:style-name="T3"> verification score, and thus their ability to tag new individuals. This approach will also ensure maximum decentralization of the identity verification system, as only first connections will be able to tag other individuals on the blockchain, and only by invitation or request of the new individual who is creating their profile. The RelateID application will ask new users if they would like to pull names from their social networks to locate identity validators on the system, as well as invite others to sign on. Node operators, will receive </text:span><text:span text:style-name="T2">ReID</text:span><text:span text:style-name="T3">’s for each new verified block.<text:line-break/></text:span></text:p>
      <text:list xml:id="list164118310701200" text:continue-numbering="true" text:style-name="WWNum1">
        <text:list-item>
          <text:list>
            <text:list-item>
              <text:p text:style-name="P26"><text:soft-page-break/><text:span text:style-name="T1">Who</text:span><text:span text:style-name="T3"><text:line-break/>RelateID will initially support a number of base identity types</text:span><text:span text:style-name="T2"> </text:span><text:span text:style-name="T3">listed below</text:span><text:span text:style-name="T2">. As new types of entities would like to interact with individuals on the network, the open source development community</text:span><text:span text:style-name="T1"> </text:span><text:span text:style-name="T3">will ensure that </text:span><text:span text:style-name="T2">the number of base identity types </text:span><text:span text:style-name="T3">can be increased.</text:span></text:p>
            </text:list-item>
          </text:list>
        </text:list-item>
      </text:list>
      <text:p text:style-name="P9"/>
      <text:list xml:id="list164118240597285" text:continue-numbering="true" text:style-name="WWNum1">
        <text:list-item>
          <text:list>
            <text:list-item>
              <text:list>
                <text:list-item>
                  <text:p text:style-name="P29"><text:span text:style-name="T1">Self-Sovereign Identity</text:span><text:span text:style-name="T3"><text:line-break/>The first and most fundamental entity on the blockchain will be a self</text:span><text:span text:style-name="T2">-</text:span><text:span text:style-name="T3">sovereign Identity of an individual. This self-sovereign Identity will serve as the basis for the trust network that will become evident as individuals interact with each other.<text:line-break/></text:span></text:p>
                </text:list-item>
                <text:list-item>
                  <text:p text:style-name="P29"><text:span text:style-name="T1">Entities, representing Companies and Organizations</text:span><text:span text:style-name="T3"><text:line-break/>The second type of entity will be an entity that can be created by an individual with a sufficient trust score, and can then have additional members each assigned votes by the initial creator. Individuals who own Voting shares, can then create custom second level digital assets or tokens within these entities, as long as enough votes support the creation.</text:span></text:p>
                  <text:list>
                    <text:list-item>
                      <text:p text:style-name="P31"><text:span text:style-name="T1">Votes</text:span><text:span text:style-name="T3"><text:line-break/>Votes will take the form of a second level digital asset</text:span><text:span text:style-name="T2">, </text:span><text:span text:style-name="T3">which will be created initially when a new entity, representing a new company, or organization is created by an individual, and will be analogous to shares in a company or organization. The more votes assigned to an individual with a RelateID identity the more voting power they have in the decision making processes of the companies or organizations.</text:span></text:p>
                    </text:list-item>
                    <text:list-item>
                      <text:p text:style-name="P31"><text:span text:style-name="T1">Tokens</text:span><text:span text:style-name="T3"><text:line-break/>Additional custom digital assets can then be created and assigned arbitrarily to any address on the blockchain by transferring them to the address, these will be analogous to ERC20 tokens on the Ethereum network, or more simply put, it would represent a custom currency for the new company, or organization.</text:span></text:p>
                    </text:list-item>
                  </text:list>
                </text:list-item>
              </text:list>
            </text:list-item>
          </text:list>
        </text:list-item>
      </text:list>
      <text:p text:style-name="P13"/>
      <text:p text:style-name="P13"/>
      <text:p text:style-name="P5"/>
      <text:list xml:id="list164117273834574" text:continue-numbering="true" text:style-name="WWNum1">
        <text:list-item>
          <text:p text:style-name="P23"><text:span text:style-name="T1">Complex Immutable Non-Fungible Transferable Assets</text:span><text:span text:style-name="T3"><text:line-break/>In addition to Votes, and Tokens, there will be many other assets in the real world that will need to be associated with a self sovereign identity, or with entities performing the role of an organization or company.<text:line-break/></text:span></text:p>
          <text:list>
            <text:list-item>
              <text:list>
                <text:list-item>
                  <text:list>
                    <text:list-item>
                      <text:p text:style-name="P31"><text:span text:style-name="T1">Property</text:span><text:span text:style-name="T3"><text:line-break/>A standard form of property asset will be created to represent the analog of a title deed, and will be transferable.<text:line-break/></text:span></text:p>
                    </text:list-item>
                    <text:list-item>
                      <text:p text:style-name="P31"><text:span text:style-name="T1">Movable Assets</text:span><text:span text:style-name="T3"><text:line-break/>Any movable asset that has a unique identity assigned to it either by a manufacturer, or through government licensing oversight, such as vehicles</text:span><text:span text:style-name="T2"> or </text:span><text:span text:style-name="T3">X-Ray machines, for example, which would benefit from transfer of ownership on a public </text:span><text:span text:style-name="T2">register</text:span><text:span text:style-name="T3"> can be tracked by creating the asset in the blockchain, and using its unique </text:span><text:span text:style-name="T2">ID</text:span><text:span text:style-name="T3"> numbers during the creation of the asset. The blockchain will not allow duplicates for these assets, and these assets can be created and issued by governments and organizations as complex second level digital assets.<text:line-break/></text:span></text:p>
                    </text:list-item>
                    <text:list-item>
                      <text:p text:style-name="P31"><text:span text:style-name="T1">Intellectual property</text:span><text:span text:style-name="T3"><text:line-break/>Many forms of digital intellectual property can be created and managed by individuals, or entities. Music, </text:span><text:span text:style-name="T2">a</text:span><text:span text:style-name="T3">rt, and literature, are examples of this. Files can be stored on the distributed global file system known as Inter Planetary File System or IPFS, and a unique asset can be created to track ownership of the asset.</text:span><text:span text:style-name="T2"> </text:span><text:span text:style-name="T3">The location of the asset in IPFS can be encrypted into the asset token, and transferred to anyone on the network. The location can only be acquired by the owner of the token, and each time the token is transferred, the location of the file on the IPFS known as the hash</text:span><text:span text:style-name="T1"> </text:span><text:span text:style-name="T3">of the file can be changed, and the old hash removed to ensure that no one is able to access the files without permission. Any copies will be revealed as copies and not the original, based on the original time and date of creation of the original file.<text:line-break/></text:span></text:p>
                    </text:list-item>
                    <text:list-item>
                      <text:p text:style-name="P31"><text:span text:style-name="T1">Personal records</text:span><text:span text:style-name="T3"><text:line-break/>Self</text:span><text:span text:style-name="T2">-</text:span><text:span text:style-name="T3">sovereign record keeping</text:span><text:span text:style-name="T2"> </text:span><text:span text:style-name="T3">will form a key part of how individuals store, manage</text:span><text:span text:style-name="T2">, and </text:span><text:span text:style-name="T3">share their private information</text:span><text:span text:style-name="T2">. Financial reports, </text:span><text:span text:style-name="T3">medical history, privileged correspondence, and on-line commercial activ</text:span><text:span text:style-name="T2">ities can </text:span><text:span text:style-name="T3">be retained securely</text:span><text:span text:style-name="T2"> for access and sharing ONLY on an individual’s own terms </text:span><text:span text:style-name="T3">and ONLY with authorized parties.</text:span><text:span text:style-name="T2"> </text:span><text:span text:style-name="T3">Third party entities will be able to develop their distributed applications to allow for the retention of data by their customers, and will use incentives based on second level digital assets underpinning their own business models.<text:line-break/></text:span></text:p>
                    </text:list-item>
                    <text:list-item>
                      <text:p text:style-name="P31"><text:span text:style-name="T1">Education certification<text:line-break/></text:span><text:span text:style-name="T3">RelateID can store self</text:span><text:span text:style-name="T2">-</text:span><text:span text:style-name="T3">sovereign education records</text:span><text:span text:style-name="T2">. These </text:span><text:span text:style-name="T3">can be issued by </text:span><text:span text:style-name="T2">e</text:span><text:span text:style-name="T3">ducational </text:span><text:span text:style-name="T2">institutions</text:span><text:span text:style-name="T3"> as a second</text:span><text:span text:style-name="T2">-</text:span><text:span text:style-name="T3">level asset</text:span><text:span text:style-name="T2">, </text:span><text:span text:style-name="T3">signed, and sent to an individual or entity </text:span><text:span text:style-name="T2">to </text:span><text:span text:style-name="T3">pro</text:span><text:span text:style-name="T2">ve</text:span><text:span text:style-name="T3"> the </text:span><text:span text:style-name="T2">authenticity </text:span><text:span text:style-name="T3">of the certification</text:span><text:span text:style-name="T2"> </text:span><text:span text:style-name="T3">bas</text:span><text:span text:style-name="T2">ed</text:span><text:span text:style-name="T3"> on trust in the issuer.<text:line-break/></text:span></text:p>
                    </text:list-item>
                    <text:list-item>
                      <text:p text:style-name="P31"><text:span text:style-name="T1">Contract signing and management<text:line-break/></text:span><text:span text:style-name="T3">Human readable contracts can be stored alongside recorded transactions, allowing immutable records of agreements between parties.<text:line-break/></text:span></text:p>
                    </text:list-item>
                    <text:list-item>
                      <text:p text:style-name="P31"><text:span text:style-name="T1">Financial assets<text:line-break/></text:span><text:span text:style-name="T3">Ownership of financial assets belonging to entities</text:span><text:span text:style-name="T2"> </text:span><text:span text:style-name="T3">and individuals can be tracked securely </text:span><text:span text:style-name="T2">without the need for third parties </text:span><text:span text:style-name="T3">through distributed exchanges</text:span><text:span text:style-name="T2">, </text:span><text:span text:style-name="T3">which can run as distributed applications associated with RelateID.</text:span></text:p>
                    </text:list-item>
                  </text:list>
                </text:list-item>
              </text:list>
            </text:list-item>
          </text:list>
        </text:list-item>
      </text:list>
      <text:p text:style-name="P14"/>
      <text:list xml:id="list164118533880074" text:continue-numbering="true" text:style-name="WWNum1">
        <text:list-item>
          <text:list>
            <text:list-item>
              <text:list>
                <text:list-item>
                  <text:list>
                    <text:list-item>
                      <text:p text:style-name="P31"><text:soft-page-break/><text:span text:style-name="T1">Smart contracts<text:line-break/></text:span><text:span text:style-name="T3">Smart contracts can be stored and validated for the use of third-party distributed applications</text:span><text:span text:style-name="T2">, </text:span><text:span text:style-name="T3">which interact directly with individuals and associated entities.<text:line-break/></text:span></text:p>
                    </text:list-item>
                  </text:list>
                </text:list-item>
              </text:list>
            </text:list-item>
          </text:list>
        </text:list-item>
        <text:list-item>
          <text:p text:style-name="P25"><text:span text:style-name="T1">Background</text:span><text:span text:style-name="T3"><text:line-break/></text:span></text:p>
          <text:list>
            <text:list-item>
              <text:p text:style-name="P26"><text:span text:style-name="T1">Distributed Databases<text:line-break/></text:span><text:span text:style-name="T3">Our modern world of Google search, You</text:span><text:span text:style-name="T2">T</text:span><text:span text:style-name="T3">ube, NetFlix, and Facebook would not be possible were it not for the massively distributed system they run on. To deliver such services at the scale of billions of users, every one of these ubiquitous services needs to have a robust and reliable distributed database underpinning every piece of data traversing the system. These databases use many of the features that are present in blockchains, including consensus algorithms </text:span><text:span text:style-name="T2">to </text:span><text:span text:style-name="T3">determine which data is most up to date and must take precedence over data that may be old or no longer relevant. The infrastructure that runs our Internet services has in fact been using key features that make blockchains important for a lot longer than most people actually think. </text:span><text:span text:style-name="T2">In fact, t</text:span><text:span text:style-name="T3">he first consensus</text:span><text:span text:style-name="T2">-</text:span><text:span text:style-name="T3">driven distributed databases implemented solutions to the Byzantine </text:span><text:span text:style-name="T2">G</text:span><text:span text:style-name="T3">enerals</text:span><text:span text:style-name="T2">’</text:span><text:span text:style-name="T3"> problem in which a system could withstand arbitrary faults with random nodes, including deliberate tampering with data on the nodes, were </text:span><text:span text:style-name="T2">developed </text:span><text:span text:style-name="T3">as far back as the early 1980s. These first implementations were </text:span><text:span text:style-name="T2">eventually</text:span><text:span text:style-name="T3"> replaced by more robust solutions, the most successful of which was Paxos by Lamport introduced in 1998. Every major company now implements some version of Paxos, including Google, IBM, Microsoft, and many more, proving its relevance and reliability for almost two decades.<text:line-break/></text:span></text:p>
            </text:list-item>
            <text:list-item>
              <text:p text:style-name="P26"><text:span text:style-name="T1">Conclusion by Fischer, Lynch and Paterson, 1985</text:span><text:span text:style-name="T3"><text:line-break/>In 1985</text:span><text:span text:style-name="T2">, </text:span><text:span text:style-name="T3">Fischer, Lynch and Paterson published a paper</text:span><text:span text:style-name="T2">, </text:span><text:span text:style-name="T3">which conclu</text:span><text:span text:style-name="T2">ded</text:span><text:span text:style-name="T3"> that no asynchronous consensus system </text:span><text:span text:style-name="T2">could </text:span><text:span text:style-name="T3">tolerate benign faults without failing completely. This led to the development of systems that needed some synchronicity built into the core protocol to ensure that at some point in the future the system could reach consensus. Bitcoin successfully implemented this form of consensus and that has led to the accepted practice of waiting for at least </text:span><text:span text:style-name="T2">three</text:span><text:span text:style-name="T3"> confirmations of the state of any transaction before releasing funds. This is because there is still a small but significant possibility that diminishes over time that Bitcoin network could revert to another set of transactions propagating in a side chain on some part of the networks nodes.<text:line-break/></text:span></text:p>
            </text:list-item>
            <text:list-item>
              <text:p text:style-name="P26"><text:span text:style-name="T1">Solutions by Castro and Liskov, 1999</text:span><text:span text:style-name="T3"><text:line-break/>Castro and Liskov solved the problem in a paper titled “Practical Byzantine Fault Tolerance 1999,” in which they describe methods </text:span><text:span text:style-name="T2">to </text:span><text:span text:style-name="T3">improve t</text:span><text:span text:style-name="T2">he </text:span><text:span text:style-name="T3">speed and reliability of distributed databases and allow for faster consensus across the network of nodes.<text:line-break/></text:span></text:p>
            </text:list-item>
            <text:list-item>
              <text:p text:style-name="P26"><text:span text:style-name="T1">Modern implementations of distributed databases</text:span><text:span text:style-name="T3"><text:line-break/>With the development of faster and more reliable distributed databases</text:span><text:span text:style-name="T2"> </text:span><text:span text:style-name="T3">with better consensus mechanisms underpinning the integrity of the data, it became possible to split the full data set across multiple nodes instead of every node having a full copy of all the data. In a calculated trade off between network failure probability</text:span><text:span text:style-name="T2">, </text:span><text:span text:style-name="T3">partial replication of the data allowed for gains in storage capacity, minimization of network traffic, and lowering of the average hardware requirements of each node.</text:span><text:span text:style-name="T2"> </text:span><text:span text:style-name="T3">This Replication Factor, allowed more cost</text:span><text:span text:style-name="T2">-</text:span><text:span text:style-name="T3">effective distribution of large global databases, with very high reliability and massive gains in data delivery speeds from multiple nodes simultaneously. Ironically, Bitcoin implements no Replication </text:span><text:span text:style-name="T2">F</text:span><text:span text:style-name="T3">actor. Future blockchain implementations will have few, if </text:span><text:span text:style-name="T2">any, </text:span><text:span text:style-name="T3">of the</text:span><text:span text:style-name="T2"> </text:span><text:span text:style-name="T3">scalability concerns experienced by the current most popular blockchains, such as Ethereum and Bitcoin. The new consensus mechanisms, along with replication factors and higher speed database driven blockchains like RelateID will become the dominant blockchain implementations in the coming years.</text:span></text:p>
            </text:list-item>
          </text:list>
        </text:list-item>
      </text:list>
      <text:p text:style-name="P1"/>
      <text:list xml:id="list164118875496328" text:continue-numbering="true" text:style-name="WWNum1">
        <text:list-item>
          <text:p text:style-name="P25"><text:soft-page-break/><text:span text:style-name="T1">Robust performance and fault tolerance.</text:span><text:span text:style-name="T3"><text:line-break/>RelateID implements scalable, fast, decentralized trust using consensus, with </text:span><text:span text:style-name="T2">robust f</text:span><text:span text:style-name="T3">ault tolerance in the following</text:span><text:span text:style-name="T2"> scenarios:</text:span></text:p>
          <text:list>
            <text:list-item>
              <text:list>
                <text:list-item>
                  <text:p text:style-name="P29"><text:span text:style-name="T1">Sybil Attack</text:span><text:span text:style-name="T3"><text:line-break/>Utilizing an intrinsic Realness </text:span><text:span text:style-name="T2">S</text:span><text:span text:style-name="T3">core for each individual running nodes in a federation of voting nodes, the possibility of a Sybil </text:span><text:span text:style-name="T2">A</text:span><text:span text:style-name="T3">ttack is minimized due to the benefits of the block reward out waying the high cost associated with the loss of trust</text:span><text:span text:style-name="T2"> </text:span><text:span text:style-name="T3">and the reputation of the node operator. Node operators are associated with a real identity, and thus attacking the system will lead to that individual being excluded from the option to run a full node which will exclude the individual from further block rewards for voting on blocks.<text:line-break/></text:span></text:p>
                </text:list-item>
                <text:list-item>
                  <text:p text:style-name="P29"><text:span text:style-name="T1">Benign Fault Tolerance</text:span><text:span text:style-name="T3"><text:line-break/>The underlying fault tolerance mechanism is based on Paxos, and thus can withstand the loss of half the nodes and still maintain consensus in</text:span><text:span text:style-name="T2"> </text:span><text:span text:style-name="T3">the order of transactions.<text:line-break/></text:span></text:p>
                </text:list-item>
                <text:list-item>
                  <text:p text:style-name="P29"><text:span text:style-name="T1">Byzantine Faults</text:span><text:span text:style-name="T3"><text:line-break/>By only allowing individuals with highly validated trust to operate full nodes, there is a high degree of trust associated with each full node. This trust minimizes the </text:span><text:span text:style-name="T2">p</text:span><text:span text:style-name="T3">ossibility of a Byzantine </text:span><text:span text:style-name="T2">A</text:span><text:span text:style-name="T3">ttack on the system</text:span><text:span text:style-name="T2"> </text:span><text:span text:style-name="T3">by minimizing collusion</text:span><text:span text:style-name="T2"> </text:span><text:span text:style-name="T3">and punishing any individual by excluding them from further participation in voting of blocks or the operation of a full node. In addition, trusted nodes will increase over time, based on the elimination of potential attacking nodes.<text:line-break/></text:span></text:p>
                </text:list-item>
              </text:list>
            </text:list-item>
          </text:list>
        </text:list-item>
        <text:list-item>
          <text:p text:style-name="P25"><text:span text:style-name="T1">Native Asset ReID, and Incentive Model</text:span><text:span text:style-name="T3"><text:line-break/>The native asset </text:span><text:span text:style-name="T2">ReID</text:span><text:span text:style-name="T3">, will form the basis of the incentive model which is based on proof of stake, proof of realness and proof of trust.<text:line-break/></text:span></text:p>
          <text:list>
            <text:list-item>
              <text:list>
                <text:list-item>
                  <text:p text:style-name="P29"><text:span text:style-name="T1">Proof of stake<text:line-break/></text:span><text:span text:style-name="T3">Individuals will be able to stake </text:span><text:span text:style-name="T2">ReID</text:span><text:span text:style-name="T3"> to claim a share of the block rewards. The higher the stake, the higher the block reward. In order to discourage individuals from running multiple nodes, a slight incentive will need to be added that makes it more profitable to stake more on a single node associated with a single identity. In addition, the higher your trust score the greater portion of the reward will be assigned to that individuals node.<text:line-break/></text:span></text:p>
                </text:list-item>
                <text:list-item>
                  <text:p text:style-name="P29"><text:span text:style-name="T3"><text:s/></text:span><text:span text:style-name="T1">Proof of Trust</text:span><text:span text:style-name="T3"><text:line-break/></text:span><text:span text:style-name="T2">RelateID</text:span><text:span text:style-name="T3"> will employ a proof of realness algorithm</text:span><text:span text:style-name="T2">, which </text:span><text:span text:style-name="T3">will build a score that is essentially the system</text:span><text:span text:style-name="T2">’</text:span><text:span text:style-name="T3">s confidence that you are a real person based on the use of validation and social networking. It may eventually be possible to use Zero Knowledge Proofs, so the system will be able to perform validation between individuals without them revealing the</text:span><text:span text:style-name="T2">ir </text:span><text:span text:style-name="T3">public key to the network. The result will be a score associated with every address on the network, </text:span><text:span text:style-name="T2">which </text:span><text:span text:style-name="T3">will indicate the realness and trustworthiness of the individuals associated with these addresses. Individuals will be able to share their actual ID with others, but only if they wish to. Identities will by default not be known outside of the permissions granted by an individual within their validation network.<text:line-break/></text:span></text:p>
                </text:list-item>
              </text:list>
            </text:list-item>
          </text:list>
        </text:list-item>
      </text:list>
      <text:p text:style-name="P15"><text:span text:style-name="T3">To incentivize</text:span><text:span text:style-name="T2"> </text:span><text:span text:style-name="T3">individuals to validate others by taging their</text:span><text:span text:style-name="T2">’</text:span><text:span text:style-name="T3"> IDs, the system will also reward all individuals who vouch for someone by tagging them. Once their realness score reaches a level in which the system deems them real enough by consensus of the vouching individuals. The incentive will be divided based on your own realness and trust <text:s/>score, so it incentives individuals to maintain their own realness score</text:span><text:span text:style-name="T2">.</text:span></text:p>
      <text:p text:style-name="P15"><office:annotation office:name="__Annotation__305_1431331284"><dc:creator>martin passante</dc:creator><dc:date>2017-12-16T13:38:12</dc:date><text:p><text:span text:style-name="T8">Create trust graphic too</text:span></text:p></office:annotation><office:annotation office:name="__Annotation__303_1431331284"><dc:creator>martin passante</dc:creator><dc:date>2017-12-16T13:23:19</dc:date><text:p><text:span text:style-name="T8">Network graphic</text:span></text:p></office:annotation><text:span text:style-name="T1">&lt;The paragraphs above is VERY confusing! I would recommend a chart to show how this will work.&gt;</text:span><office:annotation-end office:name="__Annotation__303_1431331284"/><office:annotation-end office:name="__Annotation__305_1431331284"/></text:p>
      <text:p text:style-name="P16"/>
      <text:list xml:id="list164118188021260" text:continue-numbering="true" text:style-name="WWNum1">
        <text:list-item>
          <text:list>
            <text:list-item>
              <text:list>
                <text:list-item>
                  <text:p text:style-name="P30"><text:soft-page-break/>Realness and Trust</text:p>
                </text:list-item>
              </text:list>
            </text:list-item>
          </text:list>
        </text:list-item>
      </text:list>
      <text:p text:style-name="P18"><text:span text:style-name="T1">Realness : </text:span><text:span text:style-name="T3">This is a number that will indicate the likelihood that an individual with an identity on the RelateID network is an actual person, and that their relationships with other individuals is likely to be real as well.<text:line-break/><text:line-break/></text:span><text:span text:style-name="T1">Trust : </text:span><text:span text:style-name="T3">Trust is a number that will indicate whether the individual associated with the identity on the RelateID network is trustworthy with respect to their conduct toward the security on the network. <text:line-break/><text:line-break/></text:span><text:span text:style-name="T2">A</text:span><text:span text:style-name="T3">n individual will start off with a </text:span><text:span text:style-name="T2">T</text:span><text:span text:style-name="T3">rust </text:span><text:span text:style-name="T2">S</text:span><text:span text:style-name="T3">core directly related to the </text:span><text:span text:style-name="T2">R</text:span><text:span text:style-name="T3">ealness </text:span><text:span text:style-name="T2">S</text:span><text:span text:style-name="T3">core generated when verifying their identity through the process of being tagged by others. Over time, a person</text:span><text:span text:style-name="T2">’</text:span><text:span text:style-name="T3">s </text:span><text:span text:style-name="T2">T</text:span><text:span text:style-name="T3">rust </text:span><text:span text:style-name="T2">S</text:span><text:span text:style-name="T3">core can change, and may be lowered based on an individual</text:span><text:span text:style-name="T2">’</text:span><text:span text:style-name="T3">s conduct on the network.<text:line-break/>In the case of double</text:span><text:span text:style-name="T2">-</text:span><text:span text:style-name="T3">spend attempts for instance, an individual</text:span><text:span text:style-name="T2">’</text:span><text:span text:style-name="T3">s trust score can be lowered, even though they still have a high likelihood of being a real person and will be able to continue using the network, but with less power to affect it in a negative way. <text:line-break/>They will thus be incentivized to recruit more validators, in order to improve their trust scores thus improving the reach of the network. If a person intends to run a full node their Trust </text:span><text:span text:style-name="T2">S</text:span><text:span text:style-name="T3">core will have to be sufficiently high before they will be able to run the node. The higher the the individual</text:span><text:span text:style-name="T2">’s</text:span><text:span text:style-name="T3"> </text:span><text:span text:style-name="T2">T</text:span><text:span text:style-name="T3">rust </text:span><text:span text:style-name="T2">S</text:span><text:span text:style-name="T3">cores in their validation network, the greater their trust and realness score on the RelateID network. This will incentivize individuals to choose wisely, and only include other individuals whom they themselves feel are trustworthy, and thus will not negatively affect their own trust score. This should lead to a logarithmic distribution within the users of the ID system with regard to trust, and thus bad actors will find it extremely hard to include high trust individuals in their validation network. It will be possible to withdraw your tag vote from any individual at any time.<text:line-break/></text:span></text:p>
      <text:list xml:id="list164117604452097" text:continue-numbering="true" text:style-name="WWNum1">
        <text:list-item>
          <text:list>
            <text:list-item>
              <text:p text:style-name="P26"><text:span text:style-name="T1">Second-level native assets</text:span><text:span text:style-name="T3"><text:line-break/>RelateID supports the arbitrary creation of second</text:span><text:span text:style-name="T2">-</text:span><text:span text:style-name="T3">level digital assets, as well as double</text:span><text:span text:style-name="T2">-</text:span><text:span text:style-name="T3">spend protection for all second</text:span><text:span text:style-name="T2">-</text:span><text:span text:style-name="T3">level assets. Some traditional blockchain implementations do not have native double</text:span><text:span text:style-name="T2">-</text:span><text:span text:style-name="T3">spend protection for overlay assets</text:span><text:span text:style-name="T2"> </text:span><text:span text:style-name="T3">that do not form part of the underlying consensus and validation mechanism. </text:span><text:span text:style-name="T2">Furthermore, </text:span><text:span text:style-name="T3">other blockchain implementations cannot pay transaction fees second</text:span><text:span text:style-name="T2">-</text:span><text:span text:style-name="T3">level assets. This serves to remove friction for higher level distributed applications that need to transact in their own native asset with individuals.<text:line-break/></text:span></text:p>
            </text:list-item>
          </text:list>
        </text:list-item>
      </text:list>
      <text:p text:style-name="P5"/>
      <text:list xml:id="list164117307812099" text:continue-numbering="true" text:style-name="WWNum1">
        <text:list-item>
          <text:p text:style-name="P23"><text:span text:style-name="T1">Creating a decentralized identity blockchain for the benefit of the individual<text:line-break/></text:span><text:span text:style-name="T3">The use of blockchains has spurred a vibrant new economy of decentralized applications, from virtual currencies</text:span><text:span text:style-name="T2"> </text:span><text:span text:style-name="T3">to new social networks</text:span><text:span text:style-name="T2"> </text:span><text:span text:style-name="T3">to decentralized virtual asset exchanges. When Satoshi wrote his seminal white-paper almost ten years ago</text:span><text:span text:style-name="T2"> </text:span><text:span text:style-name="T3">about how to create a decentralized currency, it could never have been predicted that the underlying blockchain would have such a ubiquitous use-case in our modern society. Almost every human interaction involving some modicum of trust is a potential opportunity for someone with enough understanding of the problem presenting itself</text:span><text:span text:style-name="T2"> </text:span><text:span text:style-name="T3">and how to decentralize the trust required for the interaction between parties. As blockchain technologies evolve, a clear differentiation between different levels of abstraction is taking place. <text:line-break/></text:span></text:p>
          <text:list>
            <text:list-item>
              <text:p text:style-name="P27">At the base is new implementation of decentralized consensus using novel approaches to reaching some minimal level of trust in the network state.</text:p>
            </text:list-item>
            <text:list-item>
              <text:p text:style-name="P26"><text:span text:style-name="T3">Next we see the implementation of smart contracts</text:span><text:span text:style-name="T2">, </text:span><text:span text:style-name="T3">which allow programmatic control of the transfer of assets and the modification of state</text:span><text:span text:style-name="T2"> </text:span><text:span text:style-name="T3">based on a set of rules set out by the interacting parties</text:span></text:p>
            </text:list-item>
            <text:list-item>
              <text:p text:style-name="P27">An additional layer has emerged on which decentralized resources such as databases, file systems, computing power, and communications are being managed and paid for using smart contracts to settle payment and allocation of resources.</text:p>
            </text:list-item>
            <text:list-item>
              <text:p text:style-name="P26"><text:span text:style-name="T3">We then see an application layer, which can run on either centralized or decentralized infrastructure</text:span><text:span text:style-name="T2"> and </text:span><text:span text:style-name="T3">allow organizations and companies to solve real world busines</text:span><text:span text:style-name="T2">s problems. These applications </text:span><text:span text:style-name="T3">address the complex needs of business with records and value stored and exchanged using blockchains as the trusted repository of truth.</text:span></text:p>
            </text:list-item>
          </text:list>
        </text:list-item>
      </text:list>
      <text:p text:style-name="P10"/>
      <text:list xml:id="list164117627159186" text:continue-numbering="true" text:style-name="WWNum1">
        <text:list-item>
          <text:p text:style-name="P25"><text:span text:style-name="T1">Traditional Blockchain Scalability Constraints.<text:line-break/></text:span><text:span text:style-name="T3">In traditional blockchain implementations there are a number of factors that </text:span><text:span text:style-name="T2">a</text:span><text:span text:style-name="T3">ffect scalability and thus mass adoption.<text:line-break/></text:span></text:p>
          <text:list>
            <text:list-item>
              <text:p text:style-name="P26"><text:span text:style-name="T1">Resource waste</text:span><text:span text:style-name="T3"><text:line-break/>A prime waste of resource can be observed in the first blockchain implementation of Bitcoin, in which processing resources</text:span><text:span text:style-name="T2"> were </text:span><text:span text:style-name="T3">leveraged to ensure network stability and consensus.</text:span><text:span text:style-name="T2"> </text:span><text:span text:style-name="T3">This has led to an arms race in ASIC development to deliver the fastest hashing capability per </text:span><text:span text:style-name="T2">d</text:span><text:span text:style-name="T3">ollar invested. Consuming huge amounts of electricity worldwide, and requiring </text:span><text:span text:style-name="T2">large-</text:span><text:span text:style-name="T3">scale mining farms situated in centralized positions near the power stations offering the best prices per Kilo</text:span><text:span text:style-name="T2">w</text:span><text:span text:style-name="T3">att Hour (</text:span><text:span text:style-name="T2">K</text:span><text:span text:style-name="T3">w</text:span><text:span text:style-name="T2">H</text:span><text:span text:style-name="T3">).<text:line-break/></text:span></text:p>
            </text:list-item>
            <text:list-item>
              <text:p text:style-name="P26"><text:span text:style-name="T1">Transaction rate limitations<text:line-break/></text:span><text:span text:style-name="T3">Current consensus mechanisms result in limited transaction processing capability by constraining the amount of data that can be included in each block</text:span><text:span text:style-name="T2">. </text:span><text:span text:style-name="T3">This has resulted in the Bitcoin</text:span><text:span text:style-name="T1"> </text:span><text:span text:style-name="T2">b</text:span><text:span text:style-name="T3">lockchain being limited to a peak of about seven transactions per second utilizing the current block size.<text:line-break/></text:span></text:p>
            </text:list-item>
            <text:list-item>
              <text:p text:style-name="P26"><text:span text:style-name="T1">Transaction speed limitations<text:line-break/></text:span><text:span text:style-name="T3">Block time is another limiting factor</text:span><text:span text:style-name="T2">. T</text:span><text:span text:style-name="T3">he speed at which a transaction can be verified is limited by the confidence in the immutability of the current state of the ledger. As a result, </text:span><text:span text:style-name="T2">i</text:span><text:span text:style-name="T3">t is possible for a blockchain to experience short</text:span><text:span text:style-name="T2">-</text:span><text:span text:style-name="T3">term consensus breaks and reach full consensus only after a number of additional blocks have been confirmed. This has led to a requirement by participating parties engaging in virtual asset transactions to wait for multiple confirmations before assets are made available to the receiver.<text:line-break/></text:span></text:p>
            </text:list-item>
            <text:list-item>
              <text:p text:style-name="P26"><text:span text:style-name="T1">Network bandwidth as an overarching limitation to adoption</text:span><text:span text:style-name="T3"><text:line-break/>Apart from the above mentioned limitations, the biggest limitation is Internet connection bandwidth requirements for a traditional blockchain to operate at scale. If Bitcoin</text:span><text:span text:style-name="T2"> or </text:span><text:span text:style-name="T3">Ethereum were to be able to scale to on-chain transaction capability of millions of transactions per second</text:span><text:span text:style-name="T2">, </text:span><text:span text:style-name="T3">the nodes would not be able to handle the bandwidth</text:span><text:span text:style-name="T2"> -- which </text:span><text:span text:style-name="T3">would require half a </text:span><text:span text:style-name="T2">t</text:span><text:span text:style-name="T3">erabyte of additional storage per day, and the corresponding</text:span><text:span text:style-name="T2"> </text:span><text:span text:style-name="T3">bandwidth to maintain</text:span><text:span text:style-name="T2"> it</text:span><text:span text:style-name="T3">.</text:span></text:p>
            </text:list-item>
          </text:list>
        </text:list-item>
      </text:list>
      <text:p text:style-name="P9"><text:soft-page-break/></text:p>
      <text:list xml:id="list164118379215453" text:continue-numbering="true" text:style-name="WWNum1">
        <text:list-item>
          <text:p text:style-name="P25"><text:span text:style-name="T1">Blockchain scalability requirements<text:line-break/></text:span><text:span text:style-name="T3">Informed decisions </text:span><text:span text:style-name="T2">must </text:span><text:span text:style-name="T3">be made to address scalability constraints in a deliberate attempt to avoid the issues facing the mass adoption of blockchain technologies in everyday life. The following approaches have been identified as strong candidates for the next generation of blockchains and the associated distributed applications.<text:line-break/></text:span></text:p>
          <text:list>
            <text:list-item>
              <text:list>
                <text:list-item>
                  <text:p text:style-name="P29"><text:span text:style-name="T1">No centralization of the underlying consensus mechanism</text:span><text:span text:style-name="T3"><text:line-break/>By ensuring that only highly trusted individuals can run verifying nodes, the </text:span><text:span text:style-name="T2">RelateID blockchain</text:span><text:span text:style-name="T1"> </text:span><text:span text:style-name="T3">system </text:span><text:span text:style-name="T2">e</text:span><text:span text:style-name="T3">nsures maximum decentralization of the consensus nodes.<text:line-break/></text:span></text:p>
                </text:list-item>
                <text:list-item>
                  <text:p text:style-name="P30">Elimination of wasted computing and energy resources</text:p>
                </text:list-item>
              </text:list>
            </text:list-item>
          </text:list>
        </text:list-item>
      </text:list>
      <text:p text:style-name="P15"><text:span text:style-name="T3">The use of </text:span><text:span text:style-name="T2">p</text:span><text:span text:style-name="T3">roof of trust, proof of realness</text:span><text:span text:style-name="T2">, </text:span><text:span text:style-name="T3">and </text:span><text:span text:style-name="T2">p</text:span><text:span text:style-name="T3">roof of stake mitigates the need for massive processing power in a proof of work consensus paradigm. <text:line-break/></text:span></text:p>
      <text:list xml:id="list164118708651461" text:continue-numbering="true" text:style-name="WWNum1">
        <text:list-item>
          <text:list>
            <text:list-item>
              <text:list>
                <text:list-item>
                  <text:p text:style-name="P29"><text:span text:style-name="T1">Transaction throughput that scales with the network.</text:span><text:span text:style-name="T3"><text:line-break/>By employing pipelined block generation using pooled voting, blocks can be verified continuously in </text:span><text:span text:style-name="T2">a </text:span><text:span text:style-name="T3">real time directed acyclic graph of transactions which can reach consensus as fast as the network can propagate globally. Tests have shown that 96 nodes can deliver as </text:span><text:span text:style-name="T2">many </text:span><text:span text:style-name="T3">as 2 million transactions per second when housed in the same data centre. This was limited only by the Input/Output capabilities of the hardware used in these experiments. This points to a global network with latencies of 150ms being able to reach transaction speeds between 20000 and 200000 transactions per second, several orders of magnitude higher than other traditional blockchain solutions.<text:line-break/></text:span></text:p>
                </text:list-item>
                <text:list-item>
                  <text:p text:style-name="P29"><text:span text:style-name="T1">Minimum global confirmation times can be as low as 1.3 seconds.</text:span><text:span text:style-name="T3"><text:line-break/>Unlike Bitcoin, which has a block time on average of 11 minuets, confirmation times on the RelateID blockchain are only limited by the latency between the blockchain</text:span><text:span text:style-name="T2">’</text:span><text:span text:style-name="T3">s nodes, which can be as low as 1.3 seconds on a global network with latencies of over 150ms. <text:line-break/></text:span></text:p>
                </text:list-item>
                <text:list-item>
                  <text:p text:style-name="P29"><text:span text:style-name="T1">Minimizing bandwidth and storage resource requirements for full nodes</text:span><text:span text:style-name="T3"><text:line-break/>RelateID uses a distributed database that </text:span><text:span text:style-name="T2">continuously </text:span><text:span text:style-name="T3">updates every node with new transactions</text:span><text:span text:style-name="T2"> </text:span><text:span text:style-name="T3">and the metadata associated with block consensus votes. By using a replication factor that will be increased in proportion to the number of nodes, the RelateID blockchain</text:span><text:span text:style-name="T1"> </text:span><text:span text:style-name="T3">will be able to maintain minimal bandwidth and storage requirements </text:span><text:span text:style-name="T2">relative </text:span><text:span text:style-name="T3">to other blockchain implementations, especially when the network includes thousands of nodes.<text:line-break/></text:span></text:p>
                </text:list-item>
                <text:list-item>
                  <text:p text:style-name="P30">Efficient storage and replication of the blockchain</text:p>
                </text:list-item>
              </text:list>
            </text:list-item>
          </text:list>
        </text:list-item>
      </text:list>
      <text:p text:style-name="P15"><text:span text:style-name="T3">Because the RelateID blockchain</text:span><text:span text:style-name="T1"> </text:span><text:span text:style-name="T3">will use a replication factor that will not require full duplication of all data on every node, RelateID will lower the storage requirements for the overall blockchain and its associated data. As the network grows, the probability of consensus failure </text:span><text:span text:style-name="T2">declines</text:span><text:span text:style-name="T3">.</text:span><text:span text:style-name="T2"> </text:span><text:span text:style-name="T3">This allows us to increase the replication factor as the network grows, and thus the network becomes more efficient, as well as faster, and more fault tolerant as it grows.</text:span></text:p>
      <text:p text:style-name="P17"/>
      <text:p text:style-name="P16">9.0 RelateID -- A Secure, Scalable ID Blockchain for the World</text:p>
      <text:p text:style-name="P11"><text:span text:style-name="T3">RelateID deploys tried and tested open</text:span><text:span text:style-name="T2">-</text:span><text:span text:style-name="T3">source solutions</text:span><text:span text:style-name="T2">. When </text:span><text:span text:style-name="T3">combined</text:span><text:span text:style-name="T2"> these solutions </text:span><text:span text:style-name="T3">deliver a scalable </text:span><text:span text:style-name="T2">self-sovereign identity network </text:span><text:span text:style-name="T3">for personal data that leverages speed, throughput, reliability, high</text:span><text:span text:style-name="T2">-</text:span><text:span text:style-name="T3">security, and manageability of personal data</text:span><text:span text:style-name="T2"> </text:span><text:span text:style-name="T3">with blockchain immutability.</text:span></text:p>
      <text:p text:style-name="P9"/>
      <text:list xml:id="list164118780682967" text:continue-numbering="true" text:style-name="WWNum1">
        <text:list-item>
          <text:list>
            <text:list-item>
              <text:p text:style-name="P26"><text:soft-page-break/><text:span text:style-name="T1">Performance<text:line-break/></text:span><text:span text:style-name="T2">The RelateID blockchain has been experimentally verified and tested on standard hardware and network platforms with impressive results with respect to block time, and transaction and storage capacity. </text:span></text:p>
            </text:list-item>
          </text:list>
        </text:list-item>
      </text:list>
      <text:p text:style-name="P10"/>
      <text:list xml:id="list164118176255764" text:continue-numbering="true" text:style-name="WWNum1">
        <text:list-item>
          <text:list>
            <text:list-item>
              <text:list>
                <text:list-item>
                  <text:p text:style-name="P29"><text:span text:style-name="T1">Block Time<text:line-break/></text:span><text:span text:style-name="T3">Using the power of a new blockchain pipeline and the node voting mechanism delivered by the underlying consensus algorithms</text:span><text:span text:style-name="T2">, </text:span><text:span text:style-name="T3">which are based on derivatives of the PAXOS, <text:s/>consensus algorithm, RelateID is able to reach consensus at speeds limited only by the average latency between nodes. <text:line-break/>Given a global network and a node to node latency of 150ms, RelateID can reach full consensus in less than 1.5 seconds, compared with 11 </text:span><text:span text:style-name="T2">minutes</text:span><text:span text:style-name="T3"> for Bitcoin (requiring 3 confirmations) and 20 seconds for Ethereum (requiring 12 confirmations). And unlike Bitcoin or Ethereum, no additional confirmations will be required after consensus has been reached, as no future uncertainty exists on the state of the RelateID blockchain. <text:line-break/></text:span><office:annotation office:name="__Annotation__540_1431331284"><dc:creator>martin passante</dc:creator><dc:date>2017-12-16T13:50:38</dc:date><text:p><text:span text:style-name="T8">Wait for BigChainDB testing</text:span></text:p></office:annotation><text:span text:style-name="T1">&lt;For the presentation, I would recommend what you (Jeremy) would consider “lame” statistics. Reduces confirmation time by xx%, reduces the number of confirmations by 67% (3 for Bitcoin to 1 for RelateID), etc.&gt;</text:span><text:span text:style-name="T3"><text:line-break/></text:span><office:annotation-end office:name="__Annotation__540_1431331284"/></text:p>
                </text:list-item>
                <text:list-item>
                  <text:p text:style-name="P29"><text:span text:style-name="T1">Transaction capacity</text:span><text:span text:style-name="T3"><text:line-break/>Transaction throughput has been experimentally verified to result in linear scaling of transaction capacity that results in over 20,000 transactions per second per node in the network of 96 collocated nodes. Thus a network of 96 collocated nodes was be able to support over 2 million transactions per second.<text:line-break/></text:span></text:p>
                </text:list-item>
                <text:list-item>
                  <text:p text:style-name="P29"><text:span text:style-name="T1">Storage capacity</text:span><text:span text:style-name="T3"><text:line-break/>Unlike other blockchains, RelateID allows for storage of arbitrary data related to blockchain addresses allowing individuals to store their own data in the blockchain itself, instead of an external referenced location. RelateID scales linearly with respect to the total amount of data residing in the underlying database on the blockchain. Depending on the replication factor, the blockchain can store and manage assets and data in the petabyte range with a relatively small number of nodes with large storage capacity. <text:line-break/></text:span><office:annotation office:name="__Annotation__555_1431331284"><dc:creator>martin passante</dc:creator><dc:date>2017-12-16T13:51:17</dc:date><text:p><text:span text:style-name="T8">Wait for BigChainDB testing</text:span></text:p></office:annotation><text:span text:style-name="T1">&lt;Again...Statistics v competitors in an “understandable” format.<text:line-break/>Other block-chains do not handle data at all&gt;</text:span><text:span text:style-name="T3"><text:line-break/></text:span><office:annotation-end office:name="__Annotation__555_1431331284"/></text:p>
                </text:list-item>
              </text:list>
            </text:list-item>
            <text:list-item>
              <text:p text:style-name="P26"><text:span text:style-name="T1">Profile Security</text:span><text:span text:style-name="T3"><text:line-break/>RelateID uses private keys to manage access to personal data, and will use a distributed application to facilitate the management of a user</text:span><text:span text:style-name="T2">’s</text:span><text:span text:style-name="T3"> private keys. RelateID</text:span><text:span text:style-name="T2"> plans to implement</text:span><text:span text:style-name="T1"> </text:span><text:span text:style-name="T3">a novel multi</text:span><text:span text:style-name="T2">-</text:span><text:span text:style-name="T3">signature key management system</text:span><text:span text:style-name="T2">, </text:span><text:span text:style-name="T3">which will use an individual</text:span><text:span text:style-name="T2">’</text:span><text:span text:style-name="T3">s validation network</text:span><text:span text:style-name="T2"> t</text:span><text:span text:style-name="T3">o recover access to one</text:span><text:span text:style-name="T2">’</text:span><text:span text:style-name="T3">s own profile in the event of loss of the primary private key by distributing the recovery process in a way that allows for partial key storage on validators data store. This </text:span><text:span text:style-name="T2">protocol </text:span><text:span text:style-name="T3">will allow a person to use their validation network to re</text:span><text:span text:style-name="T2">-</text:span><text:span text:style-name="T3">verify their identity, using stored biometrics, and other forms of verification to unlock the profile using a reconstructed private key. Third party ID </text:span><text:span text:style-name="T2">verification</text:span><text:span text:style-name="T3"> companies will also be a key component in this process. Using this approach it will be possible to recover a lost private key in much the same way people currently recover lost passwords.<text:line-break/></text:span></text:p>
            </text:list-item>
          </text:list>
        </text:list-item>
      </text:list>
      <text:p text:style-name="P6"/>
      <text:list xml:id="list164117117389410" text:continue-numbering="true" text:style-name="WWNum1">
        <text:list-item>
          <text:list>
            <text:list-item>
              <text:p text:style-name="P28"><text:span text:style-name="T1">Public naming system</text:span><text:span text:style-name="T3"><text:line-break/>The use of a public naming system</text:span><text:span text:style-name="T2"> </text:span><text:span text:style-name="T3">will allow individuals or entities to publish a human readable name associated with their RelateID identities. In some cases</text:span><text:span text:style-name="T2">, </text:span><text:span text:style-name="T3">individuals and their associated entities will want to have their names publicly associated with a specific blockchain address, while retaining anonymity on other addresses. RelateID</text:span><text:span text:style-name="T1"> </text:span><text:span text:style-name="T3">would offer the ability for addresses to be linked to a name translation service so that individuals can link their addresses to specific labels, and make these publicly available as destinations for the purpose of receiving funds, and or other digital assets.</text:span></text:p>
            </text:list-item>
          </text:list>
        </text:list-item>
      </text:list>
      <text:p text:style-name="P9"/>
      <text:list xml:id="list164118807706199" text:continue-numbering="true" text:style-name="WWNum1">
        <text:list-item>
          <text:list>
            <text:list-item>
              <text:p text:style-name="P26"><text:span text:style-name="T1">Distributed Application Architecture</text:span><text:span text:style-name="T3"><text:line-break/>RelateID will be deployed as a blockchain</text:span><text:span text:style-name="T2"> </text:span><text:span text:style-name="T3">alongside a distributed application (DAPP) which will extend the base interface of the system to the individual via a web wallet which will function as the interface for profile management, the validation network, DAPP subscription, and permission management console. The system will use a code base that will be managed through an open source project allowing it to be upgraded and improved over time by the community to include additional Application Program Interfaces (</text:span><text:span text:style-name="T2">API</text:span><text:span text:style-name="T3">s) as well as functionality within the profile management console.<text:line-break/></text:span></text:p>
              <text:list>
                <text:list-item>
                  <text:p text:style-name="P29"><text:span text:style-name="T1">DAPP Nodes</text:span><text:span text:style-name="T3"><text:line-break/></text:span><text:span text:style-name="T2">D</text:span><text:span text:style-name="T3">istributed applications will run off of RelateID nodes, which will also be distributed web services platforms, allowing for the serving and running of the primary DAPP supporting the RelateID blockchain.</text:span><text:span text:style-name="T2"> </text:span><text:span text:style-name="T3">APIs will allow independent DAPPs running on their own systems to interact with the database to store and retrieve data with permission from individual</text:span><text:span text:style-name="T2">’</text:span><text:span text:style-name="T3">s data stores. Permission allocation via DAPP subscription by the individual will ensure that each DAPP is isolated from the private data</text:span><text:span text:style-name="T2"> </text:span><text:span text:style-name="T3">belonging to the individual</text:span><text:span text:style-name="T2">, </text:span><text:span text:style-name="T3">which may be related to other DAPPs he individual has subscribed to.<text:line-break/></text:span></text:p>
                </text:list-item>
                <text:list-item>
                  <text:p text:style-name="P29"><text:span text:style-name="T1">Distributed cloud architecture</text:span><text:span text:style-name="T3"><text:line-break/>RelateID will provide standardized Docker containers which will be able to run on any docker enabled platform, including a personal computer, Google cloud, Amazon AWS, and decentralized clouds</text:span><text:span text:style-name="T2">, </text:span><text:span text:style-name="T3">such as iex.ec. Essentially anyone will be able to run a node anyware.<text:line-break/></text:span></text:p>
                </text:list-item>
                <text:list-item>
                  <text:p text:style-name="P29"><text:span text:style-name="T1">Docker containers</text:span><text:span text:style-name="T3"><text:line-break/>A docker container is a </text:span><text:span text:style-name="T2">virtualized</text:span><text:span text:style-name="T3"> operating environment which facilitates the standardization of all application packages intended to fulfill a specific software need. A container can take customized configurations initiated at startup, which in RelateID nodes will include all configuration variables required to run the node as a specific individual, and will require an individual's private key to initialize fully.<text:line-break/></text:span></text:p>
                </text:list-item>
              </text:list>
            </text:list-item>
          </text:list>
        </text:list-item>
        <text:list-item>
          <text:p text:style-name="P24">Glossary of terms</text:p>
          <text:list>
            <text:list-item>
              <text:p text:style-name="P26"><text:span text:style-name="T1">Blockchain<text:line-break/></text:span><text:span text:style-name="T3">An immutable decentralized ledger with no third party trust required to validate authenticity of transactions involving the transfer of assets.</text:span></text:p>
            </text:list-item>
            <text:list-item>
              <text:p text:style-name="P26"><text:span text:style-name="T1">Bitcoin<text:line-break/></text:span><text:span text:style-name="T3">The first practical implementation of a blockchain</text:span></text:p>
            </text:list-item>
            <text:list-item>
              <text:p text:style-name="P26"><text:span text:style-name="T1">SQL Databases<text:line-break/></text:span><text:span text:style-name="T3">Databases that store data in tabular format and use a query language that addresses entries based on table names and column headers.</text:span></text:p>
            </text:list-item>
            <text:list-item>
              <text:p text:style-name="P26"><text:span text:style-name="T1">NoSQL Databases<text:line-break/></text:span><text:span text:style-name="T3">A database that stores data in a format consisting of key-value pairs or a graph.</text:span></text:p>
            </text:list-item>
            <text:list-item>
              <text:p text:style-name="P26"><text:span text:style-name="T1">Distributed Databases</text:span><text:span text:style-name="T3"><text:line-break/>A database that makes use of more than one hardware / software system on a network which can be geographically separated, to store and retrieve data that is replicated across the network, and may be split into subsets of the full dataset to achieve efficiency gains.</text:span></text:p>
            </text:list-item>
            <text:list-item>
              <text:p text:style-name="P26"><text:span text:style-name="T1">Replication factor</text:span><text:span text:style-name="T3"><text:line-break/>This refers to the degree to which data in a distributed database is split into smaller subsets of the full database in order to achieve efficiency gains in storage, bandwidth utilization, data delivery and processing capability</text:span></text:p>
            </text:list-item>
            <text:list-item>
              <text:p text:style-name="P26"><text:span text:style-name="T1">Immutable<text:line-break/></text:span><text:span text:style-name="T3">This refers to the property of a record when it can not be changed after it is created.</text:span></text:p>
            </text:list-item>
            <text:list-item>
              <text:p text:style-name="P26"><text:span text:style-name="T1">Zero Knowledge Proofs</text:span><text:span text:style-name="T3"><text:line-break/>A method by which one individual can exchange proof of knowledge or lack thereof, of a certain secret, without revealing the secret to the the asking party, and without an observer being able to determine if the holder of the secret is in fact in possession of the secret.</text:span></text:p>
            </text:list-item>
            <text:list-item>
              <text:p text:style-name="P26"><text:span text:style-name="T1">Node</text:span><text:span text:style-name="T3"><text:line-break/>A node is a reference to a single computer system which is a supporting system in a network of similar computer systems which work as a distributed solution for the delivery of a network service such as processing, storage, databases, network traffic routing. In general Nodes are agnostic and stateless as far as the network is concerned, and can be removed without affecting the service delivery of the system. </text:span></text:p>
            </text:list-item>
            <text:list-item>
              <text:p text:style-name="P26"><text:span text:style-name="T1">Consensus</text:span><text:span text:style-name="T3"><text:line-break/>Consensus describes a group dynamic in which decisions are decided by a majority within a group with the intention of resolving group disputes without the use of a third party mediator. Usually all parties in the group agree prior to reaching consensus that once consensus is reached that all parties in the group accept the outcome of the consensus decision even if they did not agree with the <text:s/>decision individually.</text:span></text:p>
            </text:list-item>
            <text:list-item>
              <text:p text:style-name="P26"><text:span text:style-name="T1">ASIC</text:span><text:span text:style-name="T3"><text:line-break/>An ASIC is a specialized electronic device whose circuits are designed to do one specific operation very efficiently, as opposed to a general purpose processor which is programmable and can solve many problems by being directed at run time by the software which is loaded at the time of execution.</text:span></text:p>
            </text:list-item>
            <text:list-item>
              <text:p text:style-name="P26"><text:span text:style-name="T2">The </text:span><text:span text:style-name="T1">Sybil attack</text:span><text:span text:style-name="T2"> in computer security is an </text:span><text:span text:style-name="T1">attack</text:span><text:span text:style-name="T2"> wherein a reputation system is subverted by forging identities in peer-to-peer networks. It is named after the subject of the book </text:span><text:span text:style-name="T1">Sybil</text:span><text:span text:style-name="T2">, a case study of a woman diagnosed with dissociative identity disorder.</text:span></text:p>
            </text:list-item>
          </text:list>
        </text:list-item>
      </text:list>
      <text:p text:style-name="P7"/>
      <text:list xml:id="list164117869653165" text:continue-numbering="true" text:style-name="WWNum1">
        <text:list-item>
          <text:list>
            <text:list-item>
              <text:p text:style-name="P28"><text:span text:style-name="T2">A </text:span><text:span text:style-name="T1">Byzantine</text:span><text:span text:style-name="T2"> fault is any fault presenting different symptoms to different observers.</text:span><text:span text:style-name="T6">[3]</text:span><text:span text:style-name="T2"> A Byzantine failure is the loss of a system service due to a Byzantine fault in systems that require</text:span><text:a xlink:type="simple" xlink:href="https://en.wikipedia.org/wiki/Consensus_(computer_science)" text:style-name="Internet_20_link" text:visited-style-name="Visited_20_Internet_20_Link"><text:span text:style-name="T7"> </text:span></text:a><text:a xlink:type="simple" xlink:href="https://en.wikipedia.org/wiki/Consensus_(computer_science)" text:style-name="Internet_20_link" text:visited-style-name="Visited_20_Internet_20_Link"><text:span text:style-name="T4">consensus</text:span></text:a><text:span text:style-name="T2">.</text:span><text:span text:style-name="T6">[4]</text:span><text:span text:style-name="T2">In</text:span><text:a xlink:type="simple" xlink:href="https://en.wikipedia.org/wiki/Fault-tolerant_computer_systems" text:style-name="Internet_20_link" text:visited-style-name="Visited_20_Internet_20_Link"><text:span text:style-name="T7"> </text:span></text:a><text:a xlink:type="simple" xlink:href="https://en.wikipedia.org/wiki/Fault-tolerant_computer_systems" text:style-name="Internet_20_link" text:visited-style-name="Visited_20_Internet_20_Link"><text:span text:style-name="T4">fault-tolerant computer systems</text:span></text:a><text:span text:style-name="T2">, and in particular</text:span><text:a xlink:type="simple" xlink:href="https://en.wikipedia.org/wiki/Distributed_computing" text:style-name="Internet_20_link" text:visited-style-name="Visited_20_Internet_20_Link"><text:span text:style-name="T7"> </text:span></text:a><text:a xlink:type="simple" xlink:href="https://en.wikipedia.org/wiki/Distributed_computing" text:style-name="Internet_20_link" text:visited-style-name="Visited_20_Internet_20_Link"><text:span text:style-name="T4">distributed computing</text:span></text:a><text:span text:style-name="T2"> systems, </text:span><text:span text:style-name="T1">Byzantine fault tolerance</text:span><text:span text:style-name="T2"> (</text:span><text:span text:style-name="T1">BFT</text:span><text:span text:style-name="T2">) is the characteristic of a system that tolerates the class of failures known as the Byzantine Generals' Problem,</text:span><text:span text:style-name="T6">[1]</text:span><text:span text:style-name="T2"> which is a generalized version of the</text:span><text:a xlink:type="simple" xlink:href="https://en.wikipedia.org/wiki/Two_Generals'_Problem" text:style-name="Internet_20_link" text:visited-style-name="Visited_20_Internet_20_Link"><text:span text:style-name="T7"> </text:span></text:a><text:a xlink:type="simple" xlink:href="https://en.wikipedia.org/wiki/Two_Generals'_Problem" text:style-name="Internet_20_link" text:visited-style-name="Visited_20_Internet_20_Link"><text:span text:style-name="T4">Two Generals' Problem</text:span></text:a><text:span text:style-name="T2"> – for which there is an unsolvability proof. The phrases </text:span><text:span text:style-name="T1">interactive consistency</text:span><text:span text:style-name="T2"> or </text:span><text:span text:style-name="T1">source congruence</text:span><text:span text:style-name="T2"> have been used to refer to Byzantine fault tolerance, particularly among the members of some early implementation teams.</text:span><text:span text:style-name="T6">[2]</text:span><text:span text:style-name="T2"> It is also referred to as </text:span><text:span text:style-name="T1">error avalanche</text:span><text:span text:style-name="T2">, </text:span><text:span text:style-name="T1">Byzantine agreement problem</text:span><text:span text:style-name="T2">, </text:span><text:span text:style-name="T1">Byzantine generals problem</text:span><text:span text:style-name="T2"> and </text:span><text:span text:style-name="T1">Byzantine failure</text:span><text:span text:style-name="T2">.</text:span></text:p>
            </text:list-item>
            <text:list-item>
              <text:p text:style-name="P26"><text:span text:style-name="T2">In</text:span><text:a xlink:type="simple" xlink:href="https://en.wikipedia.org/wiki/Cryptography" text:style-name="Internet_20_link" text:visited-style-name="Visited_20_Internet_20_Link"><text:span text:style-name="T7"> </text:span></text:a><text:a xlink:type="simple" xlink:href="https://en.wikipedia.org/wiki/Cryptography" text:style-name="Internet_20_link" text:visited-style-name="Visited_20_Internet_20_Link"><text:span text:style-name="T4">cryptography</text:span></text:a><text:span text:style-name="T2">, a </text:span><text:span text:style-name="T1">zero-knowledge proof</text:span><text:span text:style-name="T2"> or </text:span><text:span text:style-name="T1">zero-knowledge protocol</text:span><text:span text:style-name="T2"> is a method by which one party (the </text:span><text:span text:style-name="T5">prover</text:span><text:span text:style-name="T2">) can prove to another party (the </text:span><text:span text:style-name="T5">verifier</text:span><text:span text:style-name="T2">) that a given statement is true, without conveying any information apart from the fact that the statement is indeed true. Another way of understanding this would be: Interactive zero-knowledge proofs require interaction between the individual (or computer system) proving their knowledge and the individual validating the proof.</text:span><text:span text:style-name="T6">[1]</text:span></text:p>
            </text:list-item>
            <text:list-item>
              <text:p text:style-name="P26"><text:span text:style-name="T1">Double-spending</text:span><text:span text:style-name="T2"> is a potential flaw in a</text:span><text:a xlink:type="simple" xlink:href="https://en.wikipedia.org/wiki/Digital_currency" text:style-name="Internet_20_link" text:visited-style-name="Visited_20_Internet_20_Link"><text:span text:style-name="T7"> </text:span></text:a><text:a xlink:type="simple" xlink:href="https://en.wikipedia.org/wiki/Digital_currency" text:style-name="Internet_20_link" text:visited-style-name="Visited_20_Internet_20_Link"><text:span text:style-name="T4">digital cash</text:span></text:a><text:span text:style-name="T2"> scheme in which the same single digital token can be spent more than once. This is possible because a digital token consists of a digital file that can be duplicated or falsified.</text:span><text:span text:style-name="T6">[1]</text:span><text:span text:style-name="T2"> As with</text:span><text:a xlink:type="simple" xlink:href="https://en.wikipedia.org/wiki/Counterfeit_money" text:style-name="Internet_20_link" text:visited-style-name="Visited_20_Internet_20_Link"><text:span text:style-name="T7"> </text:span></text:a><text:a xlink:type="simple" xlink:href="https://en.wikipedia.org/wiki/Counterfeit_money" text:style-name="Internet_20_link" text:visited-style-name="Visited_20_Internet_20_Link"><text:span text:style-name="T4">counterfeit money</text:span></text:a><text:span text:style-name="T2">, such double-spending leads to</text:span><text:a xlink:type="simple" xlink:href="https://en.wikipedia.org/wiki/Inflation" text:style-name="Internet_20_link" text:visited-style-name="Visited_20_Internet_20_Link"><text:span text:style-name="T7"> </text:span></text:a><text:a xlink:type="simple" xlink:href="https://en.wikipedia.org/wiki/Inflation" text:style-name="Internet_20_link" text:visited-style-name="Visited_20_Internet_20_Link"><text:span text:style-name="T4">inflation</text:span></text:a><text:span text:style-name="T2"> by creating a new amount of fraudulent currency that did not previously exist. This devalues the currency relative to other monetary units, and diminishes user trust as well as the</text:span><text:a xlink:type="simple" xlink:href="https://en.wikipedia.org/wiki/Circulation_(currency)" text:style-name="Internet_20_link" text:visited-style-name="Visited_20_Internet_20_Link"><text:span text:style-name="T7"> </text:span></text:a><text:a xlink:type="simple" xlink:href="https://en.wikipedia.org/wiki/Circulation_(currency)" text:style-name="Internet_20_link" text:visited-style-name="Visited_20_Internet_20_Link"><text:span text:style-name="T4">circulation</text:span></text:a><text:span text:style-name="T2"> and retention of the currency. Fundamental cryptographic techniques to prevent double-spending while preserving anonymity in a transaction are</text:span><text:a xlink:type="simple" xlink:href="https://en.wikipedia.org/wiki/Blind_signature" text:style-name="Internet_20_link" text:visited-style-name="Visited_20_Internet_20_Link"><text:span text:style-name="T7"> </text:span></text:a><text:a xlink:type="simple" xlink:href="https://en.wikipedia.org/wiki/Blind_signature" text:style-name="Internet_20_link" text:visited-style-name="Visited_20_Internet_20_Link"><text:span text:style-name="T4">blind signatures</text:span></text:a><text:span text:style-name="T2"> and particularly in offline systems,</text:span><text:a xlink:type="simple" xlink:href="https://en.wikipedia.org/wiki/Secret_sharing" text:style-name="Internet_20_link" text:visited-style-name="Visited_20_Internet_20_Link"><text:span text:style-name="T7"> </text:span></text:a><text:a xlink:type="simple" xlink:href="https://en.wikipedia.org/wiki/Secret_sharing" text:style-name="Internet_20_link" text:visited-style-name="Visited_20_Internet_20_Link"><text:span text:style-name="T4">secret splitting</text:span></text:a><text:span text:style-name="T2">.</text:span><text:span text:style-name="T6">[1]</text:span></text:p>
            </text:list-item>
            <text:list-item>
              <text:p text:style-name="P26"><text:span text:style-name="T2">Hashing is the transformation of a string of</text:span><text:a xlink:type="simple" xlink:href="http://searchcio-midmarket.techtarget.com/definition/character" text:style-name="Internet_20_link" text:visited-style-name="Visited_20_Internet_20_Link"><text:span text:style-name="T7"> </text:span></text:a><text:a xlink:type="simple" xlink:href="http://searchcio-midmarket.techtarget.com/definition/character" text:style-name="Internet_20_link" text:visited-style-name="Visited_20_Internet_20_Link"><text:span text:style-name="T4">character</text:span></text:a><text:span text:style-name="T2">s into a usually shorter fixed-length value or key that represents the original string. Hashing is used to index and retrieve items in a</text:span><text:a xlink:type="simple" xlink:href="http://searchsqlserver.techtarget.com/definition/database" text:style-name="Internet_20_link" text:visited-style-name="Visited_20_Internet_20_Link"><text:span text:style-name="T7"> </text:span></text:a><text:a xlink:type="simple" xlink:href="http://searchsqlserver.techtarget.com/definition/database" text:style-name="Internet_20_link" text:visited-style-name="Visited_20_Internet_20_Link"><text:span text:style-name="T4">database</text:span></text:a><text:span text:style-name="T2"> because it is faster to find the item using the shorter hashed key than to find it using the original value. It is also used in many</text:span><text:a xlink:type="simple" xlink:href="http://searchsecurity.techtarget.com/definition/encryption" text:style-name="Internet_20_link" text:visited-style-name="Visited_20_Internet_20_Link"><text:span text:style-name="T7"> </text:span></text:a><text:a xlink:type="simple" xlink:href="http://searchsecurity.techtarget.com/definition/encryption" text:style-name="Internet_20_link" text:visited-style-name="Visited_20_Internet_20_Link"><text:span text:style-name="T4">encryption</text:span></text:a><text:span text:style-name="T2"> algorithms.</text:span><text:a xlink:type="simple" xlink:href="http://searchsqlserver.techtarget.com/definition/hashing" text:style-name="Internet_20_link" text:visited-style-name="Visited_20_Internet_20_Link"><text:span text:style-name="T7"> </text:span></text:a><text:a xlink:type="simple" xlink:href="http://searchsqlserver.techtarget.com/definition/hashing" text:style-name="Internet_20_link" text:visited-style-name="Visited_20_Internet_20_Link"><text:span text:style-name="T4">http://searchsqlserver.techtarget.com/definition/hashing</text:span></text:a><text:span text:style-name="T2"> </text:span></text:p>
            </text:list-item>
          </text:list>
        </text:list-item>
      </text:list>
      <text:p text:style-name="P12"/>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5in" fo:margin-right="0.75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Windows_x86 LibreOffice_project/89f508ef3ecebd2cfb8e1def0f0ba9a803b88a6d</meta:generator>
    <meta:document-statistic meta:table-count="0" meta:image-count="0" meta:object-count="0" meta:page-count="13" meta:paragraph-count="90" meta:word-count="5848" meta:character-count="37613" meta:non-whitespace-character-count="31868"/>
  </office:meta>
</office:document-meta>
</file>